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text-properties officeooo:rsid="002a0ecc" officeooo:paragraph-rsid="002a0ecc"/>
    </style:style>
    <style:style style:name="P14" style:family="paragraph" style:parent-style-name="Text_20_body">
      <style:text-properties officeooo:rsid="002baded" officeooo:paragraph-rsid="002baded"/>
    </style:style>
    <style:style style:name="P15" style:family="paragraph" style:parent-style-name="Heading_20_2"/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1" style:family="paragraph" style:parent-style-name="List_20_1">
      <style:text-properties officeooo:rsid="002faf6b" officeooo:paragraph-rsid="002faf6b"/>
    </style:style>
    <style:style style:name="P22" style:family="paragraph" style:parent-style-name="List_20_1">
      <style:text-properties officeooo:rsid="004d2000" officeooo:paragraph-rsid="004d2000"/>
    </style:style>
    <style:style style:name="P23" style:family="paragraph" style:parent-style-name="List_20_1">
      <style:text-properties fo:language="en" fo:country="US" officeooo:rsid="004edc41" officeooo:paragraph-rsid="004edc41"/>
    </style:style>
    <style:style style:name="P24" style:family="paragraph" style:parent-style-name="List_20_1">
      <style:text-properties fo:language="en" fo:country="US" officeooo:rsid="005c1a77" officeooo:paragraph-rsid="005c1a77"/>
    </style:style>
    <style:style style:name="P25" style:family="paragraph" style:parent-style-name="List_20_1">
      <style:text-properties officeooo:rsid="0054c7cb" officeooo:paragraph-rsid="0054c7cb"/>
    </style:style>
    <style:style style:name="P26" style:family="paragraph" style:parent-style-name="List_20_1">
      <style:text-properties officeooo:rsid="0057d5e3" officeooo:paragraph-rsid="0057d5e3"/>
    </style:style>
    <style:style style:name="P27" style:family="paragraph" style:parent-style-name="Text_20_body">
      <style:text-properties fo:language="ru" fo:country="RU" officeooo:rsid="002d8737" officeooo:paragraph-rsid="002d8737"/>
    </style:style>
    <style:style style:name="P28" style:family="paragraph" style:parent-style-name="Text_20_body">
      <style:text-properties fo:language="ru" fo:country="RU" officeooo:rsid="0045656e" officeooo:paragraph-rsid="0045656e"/>
    </style:style>
    <style:style style:name="P29" style:family="paragraph" style:parent-style-name="Text_20_body">
      <style:text-properties fo:language="ru" fo:country="RU" officeooo:rsid="0048acd8" officeooo:paragraph-rsid="0048acd8"/>
    </style:style>
    <style:style style:name="P30" style:family="paragraph" style:parent-style-name="Text_20_body">
      <style:text-properties fo:language="ru" fo:country="RU" officeooo:rsid="004edc41" officeooo:paragraph-rsid="004edc41"/>
    </style:style>
    <style:style style:name="P31" style:family="paragraph" style:parent-style-name="Text_20_body">
      <style:text-properties fo:language="ru" fo:country="RU" officeooo:rsid="005c1a77" officeooo:paragraph-rsid="005c1a77"/>
    </style:style>
    <style:style style:name="P32" style:family="paragraph" style:parent-style-name="Text_20_body">
      <style:text-properties fo:language="ru" fo:country="RU" officeooo:rsid="005cb4d3" officeooo:paragraph-rsid="005cb4d3"/>
    </style:style>
    <style:style style:name="P33" style:family="paragraph" style:parent-style-name="Text_20_body">
      <style:text-properties officeooo:rsid="002ec018" officeooo:paragraph-rsid="002ec018"/>
    </style:style>
    <style:style style:name="P34" style:family="paragraph" style:parent-style-name="Text_20_body">
      <style:text-properties officeooo:rsid="004782a3" officeooo:paragraph-rsid="004782a3"/>
    </style:style>
    <style:style style:name="P35" style:family="paragraph" style:parent-style-name="Text_20_body">
      <style:text-properties officeooo:rsid="004d2000" officeooo:paragraph-rsid="004d2000"/>
    </style:style>
    <style:style style:name="P36" style:family="paragraph" style:parent-style-name="Text_20_body">
      <style:text-properties officeooo:rsid="00504953" officeooo:paragraph-rsid="00504953"/>
    </style:style>
    <style:style style:name="P37" style:family="paragraph" style:parent-style-name="Text_20_body">
      <style:text-properties officeooo:rsid="00530263" officeooo:paragraph-rsid="00530263"/>
    </style:style>
    <style:style style:name="P38" style:family="paragraph" style:parent-style-name="Text_20_body">
      <style:text-properties officeooo:rsid="0057d5e3" officeooo:paragraph-rsid="0057d5e3"/>
    </style:style>
    <style:style style:name="P39" style:family="paragraph" style:parent-style-name="Text_20_body">
      <style:text-properties officeooo:rsid="0058a092" officeooo:paragraph-rsid="0058a092"/>
    </style:style>
    <style:style style:name="P40" style:family="paragraph" style:parent-style-name="Text_20_body">
      <style:text-properties officeooo:rsid="005abdf5" officeooo:paragraph-rsid="005abdf5"/>
    </style:style>
    <style:style style:name="P41" style:family="paragraph" style:parent-style-name="Text_20_body">
      <style:text-properties officeooo:rsid="005c1a77" officeooo:paragraph-rsid="005c1a77"/>
    </style:style>
    <style:style style:name="P42" style:family="paragraph" style:parent-style-name="Text_20_body">
      <style:text-properties officeooo:rsid="006113c1" officeooo:paragraph-rsid="006113c1"/>
    </style:style>
    <style:style style:name="P43" style:family="paragraph" style:parent-style-name="Text_20_body">
      <style:text-properties officeooo:rsid="00628f7f" officeooo:paragraph-rsid="00628f7f"/>
    </style:style>
    <style:style style:name="P44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en" fo:country="US" officeooo:rsid="0045a955"/>
    </style:style>
    <style:style style:name="T4" style:family="text">
      <style:text-properties fo:language="en" fo:country="US" officeooo:rsid="0048acd8"/>
    </style:style>
    <style:style style:name="T5" style:family="text">
      <style:text-properties fo:language="en" fo:country="US" officeooo:rsid="0054c7cb"/>
    </style:style>
    <style:style style:name="T6" style:family="text">
      <style:text-properties fo:language="en" fo:country="US" officeooo:rsid="005cb4d3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e008e"/>
    </style:style>
    <style:style style:name="T9" style:family="text">
      <style:text-properties fo:language="ru" fo:country="RU" officeooo:rsid="002d2f06"/>
    </style:style>
    <style:style style:name="T10" style:family="text">
      <style:text-properties fo:language="ru" fo:country="RU" officeooo:rsid="002d8737"/>
    </style:style>
    <style:style style:name="T11" style:family="text">
      <style:text-properties fo:language="ru" fo:country="RU" officeooo:rsid="0054c7cb"/>
    </style:style>
    <style:style style:name="T12" style:family="text">
      <style:text-properties fo:language="ru" fo:country="RU" officeooo:rsid="0059616a"/>
    </style:style>
    <style:style style:name="T13" style:family="text">
      <style:text-properties fo:language="ru" fo:country="RU" officeooo:rsid="005c1a77"/>
    </style:style>
    <style:style style:name="T14" style:family="text">
      <style:text-properties fo:language="ru" fo:country="RU" officeooo:rsid="00628f7f"/>
    </style:style>
    <style:style style:name="T15" style:family="text">
      <style:text-properties officeooo:rsid="00248451"/>
    </style:style>
    <style:style style:name="T16" style:family="text">
      <style:text-properties officeooo:rsid="002baded"/>
    </style:style>
    <style:style style:name="T17" style:family="text">
      <style:text-properties officeooo:rsid="002d2f06"/>
    </style:style>
    <style:style style:name="T18" style:family="text">
      <style:text-properties officeooo:rsid="0045a955"/>
    </style:style>
    <style:style style:name="T19" style:family="text">
      <style:text-properties officeooo:rsid="004782a3"/>
    </style:style>
    <style:style style:name="T20" style:family="text">
      <style:text-properties officeooo:rsid="0048acd8"/>
    </style:style>
    <style:style style:name="T21" style:family="text">
      <style:text-properties officeooo:rsid="004b8c7e"/>
    </style:style>
    <style:style style:name="T22" style:family="text">
      <style:text-properties officeooo:rsid="00504953"/>
    </style:style>
    <style:style style:name="T23" style:family="text">
      <style:text-properties officeooo:rsid="0051bef1"/>
    </style:style>
    <style:style style:name="T24" style:family="text">
      <style:text-properties officeooo:rsid="0054c7cb"/>
    </style:style>
    <style:style style:name="T25" style:family="text">
      <style:text-properties officeooo:rsid="0058a092"/>
    </style:style>
    <style:style style:name="T26" style:family="text">
      <style:text-properties officeooo:rsid="005cb4d3"/>
    </style:style>
    <style:style style:name="T27" style:family="text">
      <style:text-properties officeooo:rsid="005cfca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ермский филиал федерального государственного автономного</text:p>
      <text:p text:style-name="P2">образовательного учреждения высшего образования</text:p>
      <text:p text:style-name="P2">“Национальный исследовательский университет</text:p>
      <text:p text:style-name="P2">“Высшая школа экономики”</text:p>
      <text:p text:style-name="P2"/>
      <text:p text:style-name="P2"/>
      <text:p text:style-name="P2"/>
      <text:p text:style-name="P2"/>
      <text:p text:style-name="P2">Факультет профессиональной переподготовки</text:p>
      <text:p text:style-name="P2"/>
      <text:p text:style-name="P2"/>
      <text:p text:style-name="P2"/>
      <text:p text:style-name="P2"/>
      <text:p text:style-name="P2">Калашников Андрей Дмитриевич</text:p>
      <text:p text:style-name="P2"/>
      <text:p text:style-name="P2"/>
      <text:p text:style-name="P2"/>
      <text:p text:style-name="P2"/>
      <text:p text:style-name="P3">РАЗРАБОТКА ИНФОРМАЦИОННОЙ СИСТЕМЫ ПОДБОРА КОМПЬЮТЕРНЫХ КОМПЛЕКТУЮЩИХ</text:p>
      <text:p text:style-name="P2"/>
      <text:p text:style-name="P4">Квалификационная работа</text:p>
      <text:p text:style-name="P2"/>
      <text:p text:style-name="P2"/>
      <text:p text:style-name="P2"/>
      <text:p text:style-name="P2"/>
      <text:p text:style-name="P2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6">Руководитель темы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7"/>
          </table:table-cell>
          <table:table-cell table:style-name="Таблица2.A1" office:value-type="string">
            <text:p text:style-name="P8"><text:span text:style-name="T15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1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ермь, 2018 г.</text:p>
      <text:p text:style-name="P1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7">Факультет профессиональной переподготовки НИУ ВШЭ — Пермь</text:span></text:p>
      <text:p text:style-name="Text_20_body"><text:span text:style-name="T7">Количество глав — </text:span><text:span text:style-name="T2">&lt;</text:span><text:span text:style-name="T8">ЗАМЕНИТЬ</text:span><text:span text:style-name="T2">&gt;</text:span></text:p>
      <text:p text:style-name="Text_20_body"><text:span text:style-name="T7">В работе рассмотрены </text:span><text:span text:style-name="T8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8">Р</text:span><text:span text:style-name="T7">абота содержит </text:span><text:span text:style-name="T1">&lt;</text:span><text:span text:style-name="T7">ЗАМЕНИТЬ</text:span><text:span text:style-name="T1">&gt; </text:span><text:span text:style-name="T7">страницы основного текста, состоит из </text:span><text:span text:style-name="T1">&lt;</text:span><text:span text:style-name="T7">ЗАМЕНИТЬ</text:span><text:span text:style-name="T1">&gt; </text:span><text:span text:style-name="T7">глав и </text:span><text:span text:style-name="T1">&lt;</text:span><text:span text:style-name="T7">ЗАМЕНИТЬ</text:span><text:span text:style-name="T1">&gt; </text:span><text:span text:style-name="T7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20"><text:a xlink:type="simple" xlink:href="#__RefHeading___Toc109_1783695923" text:style-name="Index_20_Link" text:visited-style-name="Index_20_Link"><text:s/>1. Введение<text:tab/>4</text:a></text:p>
          <text:p text:style-name="P20"><text:a xlink:type="simple" xlink:href="#__RefHeading___Toc194_2561120701" text:style-name="Index_20_Link" text:visited-style-name="Index_20_Link"><text:s/>2. Анализ предметной области.<text:tab/>5</text:a></text:p>
          <text:p text:style-name="P44"><text:a xlink:type="simple" xlink:href="#__RefHeading___Toc245_4181467326" text:style-name="Index_20_Link" text:visited-style-name="Index_20_Link"><text:s/>2.1. Оценка производительности компьютера.<text:tab/>6</text:a></text:p>
          <text:p text:style-name="P20"><text:a xlink:type="simple" xlink:href="#__RefHeading___Toc247_4181467326" text:style-name="Index_20_Link" text:visited-style-name="Index_20_Link"><text:s/>3. Библиографический список<text:tab/>7</text:a></text:p>
        </text:index-body>
      </text:table-of-content>
      <text:p text:style-name="P12"/>
      <text:h text:style-name="P16" text:outline-level="1"><text:bookmark-start text:name="__RefHeading___Toc109_1783695923"/>Введение<text:bookmark-end text:name="__RefHeading___Toc109_1783695923"/></text:h>
      <text:p text:style-name="P13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16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14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17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9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0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27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17" text:outline-level="1"><text:bookmark-start text:name="__RefHeading___Toc194_2561120701"/>Анализ предметной области.<text:bookmark-end text:name="__RefHeading___Toc194_2561120701"/></text:h>
      <text:p text:style-name="P28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28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18">В</text:span> данн<text:span text:style-name="T18">ый</text:span> период <text:span text:style-name="T18">появляются </text:span>компьютер<text:span text:style-name="T18">ы </text:span>первого поколения. Это были огромные вычислительные комплексы, основанные на электронных лампах. <text:span text:style-name="T18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3">IBM/360. </text:span><text:span text:style-name="T18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34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20">персональный </text:span>компьютер <text:span text:style-name="T20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4">Dell.</text:span></text:p>
      <text:p text:style-name="P33"><text:span text:style-name="T19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2894697044" text:style-name="List_20_1">
        <text:list-item>
          <text:p text:style-name="P21">Центральный процессор</text:p>
        </text:list-item>
        <text:list-item>
          <text:p text:style-name="P21">Материнская плата</text:p>
        </text:list-item>
        <text:list-item>
          <text:p text:style-name="P21">Оперативная память</text:p>
        </text:list-item>
        <text:list-item>
          <text:p text:style-name="P21">Плата графического ускорителя (видеокарта)</text:p>
        </text:list-item>
        <text:list-item>
          <text:p text:style-name="P21">Звуковая карта</text:p>
        </text:list-item>
        <text:list-item>
          <text:p text:style-name="P21"><text:soft-page-break/>Сетевая карта</text:p>
        </text:list-item>
        <text:list-item>
          <text:p text:style-name="P21">Накопитель постоянной памяти (жёсткий или твердотельный диск)</text:p>
        </text:list-item>
        <text:list-item>
          <text:p text:style-name="P21">Привод оптических дисков</text:p>
        </text:list-item>
        <text:list-item>
          <text:p text:style-name="P21">Устройство считывания флеш-карт</text:p>
        </text:list-item>
      </text:list>
      <text:p text:style-name="P29">Почти все компоненты системного блока влияют на производительность компьютера, <text:span text:style-name="T21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35">Для объективной оценки производительности компьютера было создано специальное программное обеспечение — бенчмарки. <text:span text:style-name="T7">Как правило бенчмарки представляют собой систему тестов производительности компьютера в повседневных задачах:</text:span></text:p>
      <text:list xml:id="list174311488158320" text:continue-numbering="true" text:style-name="List_20_1">
        <text:list-item>
          <text:p text:style-name="P22">Сжатие файлов архиватором</text:p>
        </text:list-item>
        <text:list-item>
          <text:p text:style-name="P22">Обработка мультимедиа контента</text:p>
        </text:list-item>
        <text:list-item>
          <text:p text:style-name="P22">Обработка объёмных сцен <text:span text:style-name="T1">3D-</text:span><text:span text:style-name="T7">графики</text:span></text:p>
        </text:list-item>
      </text:list>
      <text:p text:style-name="P35">Бывают и более специфичные тесты производительности:</text:p>
      <text:list xml:id="list174311642604754" text:continue-numbering="true" text:style-name="List_20_1">
        <text:list-item>
          <text:p text:style-name="P22">Тесты, проверяющие скорость записи и чтения в оперативной и постоянной памяти</text:p>
        </text:list-item>
        <text:list-item>
          <text:p text:style-name="P22">Тесты на скорость обработки математических вычислений</text:p>
        </text:list-item>
      </text:list>
      <text:p text:style-name="P30">Вот небольшой список программ, которые производят оценку производительности <text:span text:style-name="T22">компьютера</text:span>:</text:p>
      <text:list xml:id="list174311728857728" text:continue-numbering="true" text:style-name="List_20_1">
        <text:list-item>
          <text:p text:style-name="P23">3DMark</text:p>
        </text:list-item>
        <text:list-item>
          <text:p text:style-name="P23">PCMark</text:p>
        </text:list-item>
        <text:list-item>
          <text:p text:style-name="P23">AIDA64</text:p>
        </text:list-item>
        <text:list-item>
          <text:p text:style-name="P23">Fraps</text:p>
        </text:list-item>
        <text:list-item>
          <text:p text:style-name="P23">Jbenchmark</text:p>
        </text:list-item>
      </text:list>
      <text:p text:style-name="P37">Существует так же количественная оценка вычислительной мощности компьютера — <text:span text:style-name="T7">количество операций с числами с плавающей точкой в секунду </text:span><text:span text:style-name="T11">(флопс; </text:span><text:span text:style-name="T5">FLOPS </text:span><text:span text:style-name="T11">англ.).</text:span></text:p>
      <text:h text:style-name="P19" text:outline-level="3">Преимущества использования бенчмарков</text:h>
      <text:p text:style-name="P36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23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37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Недостатки использования бенчмарков</text:h>
      <text:p text:style-name="P37">С другой стороны <text:span text:style-name="T24">при использовании подобных программ возникает очень много факторов, которые влияют на конечную оценку:</text:span></text:p>
      <text:list xml:id="list174311943233617" text:continue-numbering="true" text:style-name="List_20_1">
        <text:list-item>
          <text:p text:style-name="P25">Изношенность компонентов системы</text:p>
        </text:list-item>
        <text:list-item>
          <text:p text:style-name="P25">Проблемы в системе охлаждения</text:p>
        </text:list-item>
        <text:list-item>
          <text:p text:style-name="P25">Используемая операционная система</text:p>
        </text:list-item>
        <text:list-item>
          <text:p text:style-name="P26">Запущенные программы на компьютере в момент теста</text:p>
        </text:list-item>
      </text:list>
      <text:p text:style-name="P38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38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25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39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7">было необходимо (на момент написания работы) </text:span><text:span text:style-name="T12">заплатить около полутора тысячи долларов.</text:span></text:p>
      <text:h text:style-name="Heading_20_2" text:outline-level="2"><text:span text:style-name="T12">К</text:span><text:span text:style-name="T7">омпоновка системного блока</text:span></text:h>
      <text:p text:style-name="P40"><text:span text:style-name="T7">Для возможности сборки системного блока необходимо не только оценивать производительность компонентов, но и правильно </text:span><text:span text:style-name="T13">компоновать </text:span><text:span text:style-name="T7">компоненты между собой. </text:span><text:span text:style-name="T13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41"><text:span text:style-name="T7">Разъём для подключения процессора называют сокетом (от англ. «</text:span><text:span text:style-name="T1">socket</text:span><text:span text:style-name="T7">»</text:span><text:span text:style-name="T1">). </text:span><text:span text:style-name="T7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174311687859244" text:continue-numbering="true" text:style-name="List_20_1">
        <text:list-item>
          <text:p text:style-name="P24">Intel</text:p>
        </text:list-item>
        <text:list-item>
          <text:p text:style-name="P24">AMD</text:p>
        </text:list-item>
      </text:list>
      <text:p text:style-name="P31">Оба производителя <text:span text:style-name="T26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6">Intel </text:span><text:span text:style-name="T26">в сокет для процессора </text:span><text:span text:style-name="T6">AMD </text:span><text:span text:style-name="T26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32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27">либо ключ (специальная выемка среди контактов планки) может размещаться в разных местах.</text:span></text:p>
      <text:h text:style-name="Heading_20_2" text:outline-level="2">Обзор существующих решений</text:h>
      <text:p text:style-name="P42">Существует множество сервисов, которые позволяют конструировать электронную начинку будущего компьютера <text:span text:style-name="T14">с учётом озвученных особенностей. Причём существуют сервисы как отечественные, так и зарубежные:</text:span></text:p>
      <text:list xml:id="list174311678050591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43">Подобные сервисы, как правило, предоставляют магазины, чтобы покупатель после подбора интересующего оборудования мог сразу его купить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</text:p>
      <text:h text:style-name="P16" text:outline-level="1"><text:bookmark-start text:name="__RefHeading___Toc247_4181467326"/>Библиографический список<text:bookmark-end text:name="__RefHeading___Toc247_4181467326"/></text:h>
      <text:list xml:id="list4244410491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5:52.157000000</meta:creation-date>
    <meta:generator>LibreOffice/6.0.2.1$Windows_x86 LibreOffice_project/f7f06a8f319e4b62f9bc5095aa112a65d2f3ac89</meta:generator>
    <dc:date>2018-03-22T17:43:10.317000000</dc:date>
    <meta:editing-duration>PT5H10M40S</meta:editing-duration>
    <meta:editing-cycles>18</meta:editing-cycles>
    <meta:document-statistic meta:table-count="1" meta:image-count="0" meta:object-count="0" meta:page-count="10" meta:paragraph-count="86" meta:word-count="1356" meta:character-count="11151" meta:non-whitespace-character-count="9890"/>
  </office:meta>
</office:document-meta>
</file>